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7175" officeooo:paragraph-rsid="00177175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b9a73" officeooo:paragraph-rsid="001b9a73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normal" officeooo:rsid="001f192a" officeooo:paragraph-rsid="001f192a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officeooo:rsid="0021098d" officeooo:paragraph-rsid="0021098d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bold" officeooo:rsid="00177175" officeooo:paragraph-rsid="00177175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ef95a" officeooo:paragraph-rsid="001ef95a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6pt" fo:font-weight="bold" officeooo:rsid="00177175" officeooo:paragraph-rsid="00177175" style:font-size-asian="14pt" style:font-weight-asian="bold" style:font-size-complex="16pt" style:font-weight-complex="bold"/>
    </style:style>
    <style:style style:name="P8" style:family="paragraph" style:parent-style-name="Standard">
      <style:text-properties style:font-name="Times New Roman" fo:font-size="16pt" fo:font-weight="bold" officeooo:rsid="00177175" officeooo:paragraph-rsid="001ef95a" style:font-size-asian="14pt" style:font-weight-asian="bold" style:font-size-complex="16pt" style:font-weight-complex="bold"/>
    </style:style>
    <style:style style:name="P9" style:family="paragraph" style:parent-style-name="Standard">
      <style:text-properties style:font-name="Times New Roman" fo:font-size="16pt" fo:font-weight="bold" officeooo:rsid="0023a41d" officeooo:paragraph-rsid="0023a41d" style:font-size-asian="14pt" style:font-weight-asian="bold" style:font-size-complex="16pt" style:font-weight-complex="bold"/>
    </style:style>
    <style:style style:name="P10" style:family="paragraph" style:parent-style-name="Standard">
      <style:text-properties style:font-name="Times New Roman" fo:font-size="12pt" fo:font-weight="normal" officeooo:rsid="0021098d" officeooo:paragraph-rsid="0021098d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2pt" fo:font-weight="normal" officeooo:rsid="0023a41d" officeooo:paragraph-rsid="0023a41d" style:font-size-asian="10.5pt" style:font-weight-asian="normal" style:font-size-complex="12pt" style:font-weight-complex="normal"/>
    </style:style>
    <style:style style:name="T1" style:family="text">
      <style:text-properties officeooo:rsid="0023a4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borationsdata</text:p>
      <text:p text:style-name="P7"/>
      <text:p text:style-name="P1">Namn :Alexander Gillberg</text:p>
      <text:p text:style-name="P1">PortalID: algi1701</text:p>
      <text:p text:style-name="P1">Laboration <text:span text:style-name="T1">5</text:span></text:p>
      <text:p text:style-name="P2">201<text:span text:style-name="T1">8</text:span>-0<text:span text:style-name="T1">2</text:span>-<text:span text:style-name="T1">19</text:span></text:p>
      <text:p text:style-name="P1">Visual Studio 2017</text:p>
      <text:p text:style-name="P7"/>
      <text:p text:style-name="P7">Filer</text:p>
      <text:p text:style-name="P7"/>
      <text:p text:style-name="P6"/>
      <text:p text:style-name="P6"/>
      <text:p text:style-name="P6">.cpp<text:tab/><text:tab/><text:tab/>.h</text:p>
      <text:p text:style-name="P4">address.cpp<text:tab/><text:tab/>adress.h</text:p>
      <text:p text:style-name="P4">main.cpp<text:tab/><text:tab/>constants.h</text:p>
      <text:p text:style-name="P4">name.cpp<text:tab/><text:tab/>name.h</text:p>
      <text:p text:style-name="P4">person.cpp<text:tab/><text:tab/>person.h</text:p>
      <text:p text:style-name="P11">queue.cpp<text:tab/><text:tab/>queue.h</text:p>
      <text:p text:style-name="P11">HousingQ.cpp<text:tab/><text:tab/>HousingQ.h</text:p>
      <text:p text:style-name="P9"/>
      <text:p text:style-name="P8"/>
      <text:p text:style-name="P7">Slutsatser och kommentarer</text:p>
      <text:p text:style-name="P5"/>
      <text:p text:style-name="P11">I denna laboration fick vi lära oss hur en länkad lista fungerar samt hur man utför diverse operation på den. Jag har tidigare använt länkade listor i andra språk men aldrig riktigt reflekterat över hur de fungerar och vad fördelarna med den är. Denna laboration gav mig just den kunskapen.</text:p>
      <text:p text:style-name="P11"/>
      <text:p text:style-name="P11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8:58.998000000</meta:creation-date>
    <dc:date>2018-02-19T11:02:12.010000000</dc:date>
    <meta:editing-duration>PT13M22S</meta:editing-duration>
    <meta:editing-cycles>4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6" meta:word-count="80" meta:character-count="547" meta:non-whitespace-character-count="475"/>
  </office:meta>
</office:document-meta>
</file>